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nux Biolinum O1" svg:font-family="'Linux Biolinum O'" style:font-pitch="variable"/>
    <style:font-face style:name="Linux Biolinum O" svg:font-family="'Linux Biolinum O'" style:font-adornments="Általános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001cm"/>
          <style:tab-stop style:position="16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style:font-name="Linux Biolinum O1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4.001cm"/>
          <style:tab-stop style:position="16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4.001cm"/>
          <style:tab-stop style:position="16cm" style:type="right" style:leader-style="dotted" style:leader-text="."/>
        </style:tab-stops>
      </style:paragraph-properties>
      <style:text-properties officeooo:paragraph-rsid="00131618"/>
    </style:style>
    <style:style style:name="P6" style:family="paragraph" style:parent-style-name="Standard">
      <style:paragraph-properties>
        <style:tab-stops>
          <style:tab-stop style:position="4.001cm"/>
          <style:tab-stop style:position="7.8cm" style:leader-style="dotted" style:leader-text="."/>
          <style:tab-stop style:position="8.2cm"/>
          <style:tab-stop style:position="11.8cm" style:leader-style="dotted" style:leader-text="."/>
          <style:tab-stop style:position="12.201cm"/>
          <style:tab-stop style:position="16cm" style:leader-style="dotted" style:leader-text="."/>
        </style:tab-stops>
      </style:paragraph-properties>
    </style:style>
    <style:style style:name="P7" style:family="paragraph" style:parent-style-name="Standard">
      <style:paragraph-properties fo:margin-top="0cm" fo:margin-bottom="0.199cm" style:contextual-spacing="false">
        <style:tab-stops>
          <style:tab-stop style:position="2cm"/>
          <style:tab-stop style:position="6.001cm" style:leader-style="dotted" style:leader-text="."/>
          <style:tab-stop style:position="9.999cm"/>
          <style:tab-stop style:position="14cm" style:leader-style="dotted" style:leader-text="."/>
        </style:tab-stops>
      </style:paragraph-properties>
    </style:style>
    <style:style style:name="P8" style:family="paragraph" style:parent-style-name="Standard">
      <style:paragraph-properties fo:margin-top="0.6cm" fo:margin-bottom="1cm" style:contextual-spacing="false" fo:text-align="justify" style:justify-single-word="false"/>
    </style:style>
    <style:style style:name="P9" style:family="paragraph" style:parent-style-name="No_20_Spacing">
      <style:paragraph-properties fo:margin-top="0cm" fo:margin-bottom="0.6cm" style:contextual-spacing="false" fo:text-align="center" style:justify-single-word="false"/>
    </style:style>
    <style:style style:name="P10" style:family="paragraph" style:parent-style-name="List_20_Paragraph" style:list-style-name="WWNum1"/>
    <style:style style:name="P11" style:family="paragraph" style:parent-style-name="List_20_Paragraph" style:list-style-name="WWNum2"/>
    <style:style style:name="P12" style:family="paragraph" style:parent-style-name="No_20_Spacing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P13" style:family="paragraph" style:parent-style-name="No_20_Spacing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No_20_Spacing">
      <style:paragraph-properties fo:margin-top="0.6cm" fo:margin-bottom="0cm" style:contextual-spacing="false" fo:text-align="center" style:justify-single-word="false"/>
      <style:text-properties fo:color="#ff0000" fo:font-weight="bold" style:font-weight-asian="bold"/>
    </style:style>
    <style:style style:name="P15" style:family="paragraph" style:parent-style-name="Standard">
      <style:paragraph-properties fo:margin-left="0cm" fo:margin-right="0cm" fo:text-indent="0cm" style:auto-text-indent="false">
        <style:tab-stops>
          <style:tab-stop style:position="4.001cm" style:type="center"/>
          <style:tab-stop style:position="12cm" style:type="center"/>
        </style:tab-stops>
      </style:paragraph-properties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color="#ff0000" fo:font-weight="bold" style:font-weight-asian="bold"/>
    </style:style>
    <style:style style:name="T3" style:family="text">
      <style:text-properties style:font-name="Linux Biolinum O"/>
    </style:style>
    <style:style style:name="T4" style:family="text">
      <style:text-properties officeooo:rsid="001316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Szülői nyilatkozat</text:p>
      <text:p text:style-name="P13">Az iskolai étkezés igénybevételéről</text:p>
      <text:p text:style-name="P13">2014/2015 tanévben </text:p>
      <text:p text:style-name="P14">Felhívjuk szíves figyelmét, hogy a nyilatkozat aláírása megrendelésnek minősül, mely fizetési kötelezettséget von maga után!</text:p>
      <text:p text:style-name="P9"><text:span text:style-name="T2">Az étkezés lemondását kérjük, e-mailen (</text:span><text:a xlink:type="simple" xlink:href="mailto:Belovari.judit@gesz12.hu"><text:span text:style-name="T1">Belovari.judit@gesz12.hu</text:span></text:a><text:span text:style-name="T2">, baranyr.gesz12.hu) szíveskedjen jelezni!</text:span></text:p>
      <text:p text:style-name="P1">Tanuló neve:<text:tab/><text:tab/></text:p>
      <text:p text:style-name="P1">Osztálya:<text:tab/><text:tab/></text:p>
      <text:p text:style-name="P1">Lakcíme:<text:tab/><text:tab/></text:p>
      <text:p text:style-name="P1">Iskola megnevezése:<text:tab/><text:tab/></text:p>
      <text:p text:style-name="P1">Szülő (gondviselő) neve: <text:tab/><text:tab/></text:p>
      <text:p text:style-name="P1">Szülő e-mail címe:<text:tab/><text:tab/></text:p>
      <text:p text:style-name="P1">Szülő telefonszáma: <text:tab/>06 -<text:tab/></text:p>
      <text:p text:style-name="P2">Van-e ételallergiája (milyen, orvosi igazolást kérünk csatolni):<text:tab/></text:p>
      <text:p text:style-name="P3"><text:span text:style-name="T1">Gyermekem részére igénybe veszem az iskolai étkezést</text:span>. (A megfelelő válasz aláhúzandó.)</text:p>
      <text:list xml:id="list3162623208998231223" text:style-name="WWNum1">
        <text:list-item>
          <text:p text:style-name="P10">Egyszeri (csak ebéd) étkezést kérek.</text:p>
        </text:list-item>
        <text:list-item>
          <text:p text:style-name="P10">Háromszori (reggeli, ebéd, uzsonna) étkezést kérek.</text:p>
        </text:list-item>
      </text:list>
      <text:p text:style-name="Standard"><text:span text:style-name="T1">Fizetési mód:</text:span> (A megfelelő válasz aláhúzandó.)</text:p>
      <text:list xml:id="list6620556325131102896" text:style-name="WWNum2">
        <text:list-item>
          <text:p text:style-name="P11">átutalás</text:p>
        </text:list-item>
        <text:list-item>
          <text:p text:style-name="P11">csoportos beszedés</text:p>
        </text:list-item>
      </text:list>
      <text:p text:style-name="P4">Számlatulajdonos neve:<text:tab/><text:tab/></text:p>
      <text:p text:style-name="P5"><text:span text:style-name="T3">Számlafizető intézet neve: </text:span><text:tab/></text:p>
      <text:p text:style-name="P6">Bankszámlaszáma: <text:tab/><text:tab/> -<text:tab/><text:tab/> -<text:tab/><text:tab/></text:p>
      <text:p text:style-name="P8">Csoportos beszedés esetén a szükséges azonosítókat (gyermek azonosítója, kedvez<text:span text:style-name="T4">­</text:span>mé<text:span text:style-name="T4">­</text:span>nye<text:span text:style-name="T4">­</text:span>zett/szolgáltató/ azonosító) a szülők e-mail címére küldjük.</text:p>
      <text:p text:style-name="P7"><text:tab/><text:tab/><text:tab/><text:tab/></text:p>
      <text:p text:style-name="P15"><text:tab/>Dátum<text:tab/>Szülő aláírás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nux Biolinum O1" svg:font-family="'Linux Biolinum O'" style:font-pitch="variable"/>
    <style:font-face style:name="Linux Biolinum O" svg:font-family="'Linux Biolinum O'" style:font-adornments="Általános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hu" fo:country="HU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font-name="Linux Biolinum O" fo:font-family="'Linux Biolinum O'" style:font-style-name="Általáno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52cm" fo:margin-bottom="2.251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Bärnkopf Bence</dc:creator>
    <meta:editing-cycles>4</meta:editing-cycles>
    <meta:creation-date>2013-12-13T10:32:00</meta:creation-date>
    <dc:date>2014-03-17T21:37:55.447456194</dc:date>
    <meta:editing-duration>PT1S</meta:editing-duration>
    <meta:generator>LibreOffice/4.1.3.2$Linux_X86_64 LibreOffice_project/410m0$Build-2</meta:generator>
    <meta:document-statistic meta:table-count="0" meta:image-count="0" meta:object-count="0" meta:page-count="1" meta:paragraph-count="25" meta:word-count="116" meta:character-count="1000" meta:non-whitespace-character-count="87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